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C00000309A9BC8A0A.png" manifest:media-type=""/>
  <manifest:file-entry manifest:full-path="Pictures/100000000000040C0000030999A76A20.png" manifest:media-type=""/>
  <manifest:file-entry manifest:full-path="Pictures/1000020100000AED0000020AE8E07A15.png" manifest:media-type=""/>
  <manifest:file-entry manifest:full-path="Pictures/100000000000040C000003095C5DA40D.png" manifest:media-type=""/>
  <manifest:file-entry manifest:full-path="Pictures/100000000000040C00000309BAD06542.png" manifest:media-type=""/>
  <manifest:file-entry manifest:full-path="Pictures/100000000000040C00000309ABDB3021.png" manifest:media-type=""/>
  <manifest:file-entry manifest:full-path="Pictures/100000000000040C00000309008C7E89.png" manifest:media-type=""/>
  <manifest:file-entry manifest:full-path="Pictures/100000000000040C00000309A3632EA8.png" manifest:media-type=""/>
  <manifest:file-entry manifest:full-path="Pictures/100000000000040C00000309F0953228.png" manifest:media-type=""/>
  <manifest:file-entry manifest:full-path="Pictures/100000000000040C0000030912F9EBAD.png" manifest:media-type=""/>
  <manifest:file-entry manifest:full-path="Pictures/100000000000040C00000309230B8F9D.png" manifest:media-type=""/>
  <manifest:file-entry manifest:full-path="Pictures/100000000000040C000003099ED7928E.png" manifest:media-type=""/>
  <manifest:file-entry manifest:full-path="Pictures/100000000000040C00000309ECC5682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width="0.254cm" draw:marker-start-width="0.686cm" draw:marker-end-width="0.68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54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6pt" style:font-size-asian="18pt" style:font-size-complex="18pt"/>
    </style:style>
    <style:style style:name="T1" style:family="text">
      <style:text-properties fo:font-size="96pt" style:font-size-asian="18pt" style:font-size-complex="1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68cm" svg:height="4.418cm" svg:x="4.26cm" svg:y="3.202cm">
          <draw:image xlink:href="Pictures/1000020100000AED0000020AE8E07A15.png" xlink:type="simple" xlink:show="embed" xlink:actuate="onLoad">
            <text:p/>
          </draw:image>
        </draw:frame>
        <draw:frame draw:style-name="gr2" draw:text-style-name="P2" draw:layer="layout" svg:width="83.086cm" svg:height="4.036cm" svg:x="29.845cm" svg:y="3.81cm">
          <draw:text-box>
            <text:p><text:span text:style-name="T1">Poisoned by the Compiler-- Optimizations Gone Wrong</text:span></text:p>
          </draw:text-box>
        </draw:frame>
        <draw:line draw:style-name="gr3" draw:text-style-name="P1" draw:layer="layout" svg:x1="31.315cm" svg:y1="10.16cm" svg:x2="31.315cm" svg:y2="82.55cm">
          <text:p/>
        </draw:line>
        <draw:line draw:style-name="gr3" draw:text-style-name="P1" draw:layer="layout" svg:x1="60.86cm" svg:y1="10.16cm" svg:x2="60.96cm" svg:y2="82.55cm">
          <text:p/>
        </draw:line>
        <draw:line draw:style-name="gr3" draw:text-style-name="P1" draw:layer="layout" svg:x1="90.07cm" svg:y1="10.795cm" svg:x2="90.17cm" svg:y2="83.185cm">
          <text:p/>
        </draw:line>
        <draw:frame draw:style-name="gr4" draw:layer="layout" svg:width="57.15cm" svg:height="5.767cm" svg:x="61.595cm" svg:y="83.185cm">
          <draw:text-box>
            <text:p><text:span text:style-name="T2">Acknowledgments</text:span></text:p>
            <text:p><text:span text:style-name="T3">[LLVM Developer Mailing List] The LLVM Developer Mailing List, including David Majnemer, Sanjoy Das, Nuno Lopes, Chandler Carruth, John Regehr, and many others. </text:span></text:p>
            <text:p><text:span text:style-name="T4"/></text:p>
          </draw:text-box>
        </draw:frame>
        <draw:frame draw:style-name="gr4" draw:layer="layout" svg:width="57.149cm" svg:height="4.98cm" svg:x="3.175cm" svg:y="83.285cm">
          <draw:text-box>
            <text:p><text:span text:style-name="T2">Footnotes:</text:span></text:p>
            <text:p><text:span text:style-name="T4"/></text:p>
          </draw:text-box>
        </draw:frame>
        <draw:frame draw:style-name="gr5" draw:text-style-name="P1" draw:layer="layout" svg:width="27.991cm" svg:height="20.993cm" svg:x="2.624cm" svg:y="12.365cm">
          <draw:image xlink:href="Pictures/100000000000040C00000309230B8F9D.png" xlink:type="simple" xlink:show="embed" xlink:actuate="onLoad">
            <text:p/>
          </draw:image>
        </draw:frame>
        <draw:frame draw:style-name="gr5" draw:text-style-name="P1" draw:layer="layout" svg:width="27.991cm" svg:height="20.993cm" svg:x="2.54cm" svg:y="36.157cm">
          <draw:image xlink:href="Pictures/100000000000040C00000309F0953228.png" xlink:type="simple" xlink:show="embed" xlink:actuate="onLoad">
            <text:p/>
          </draw:image>
        </draw:frame>
        <draw:frame draw:style-name="gr5" draw:text-style-name="P1" draw:layer="layout" svg:width="27.991cm" svg:height="20.993cm" svg:x="2.489cm" svg:y="59.987cm">
          <draw:image xlink:href="Pictures/100000000000040C0000030999A76A20.png" xlink:type="simple" xlink:show="embed" xlink:actuate="onLoad">
            <text:p/>
          </draw:image>
        </draw:frame>
        <draw:frame draw:style-name="gr5" draw:text-style-name="P1" draw:layer="layout" svg:width="27.991cm" svg:height="20.993cm" svg:x="32.05cm" svg:y="12.462cm">
          <draw:image xlink:href="Pictures/100000000000040C00000309ABDB3021.png" xlink:type="simple" xlink:show="embed" xlink:actuate="onLoad">
            <text:p/>
          </draw:image>
        </draw:frame>
        <draw:frame draw:style-name="gr5" draw:text-style-name="P1" draw:layer="layout" svg:width="27.991cm" svg:height="20.993cm" svg:x="32.334cm" svg:y="36.16cm">
          <draw:image xlink:href="Pictures/100000000000040C00000309A3632EA8.png" xlink:type="simple" xlink:show="embed" xlink:actuate="onLoad">
            <text:p/>
          </draw:image>
        </draw:frame>
        <draw:frame draw:style-name="gr5" draw:text-style-name="P1" draw:layer="layout" svg:width="27.991cm" svg:height="20.993cm" svg:x="32.334cm" svg:y="60.025cm">
          <draw:image xlink:href="Pictures/100000000000040C000003095C5DA40D.png" xlink:type="simple" xlink:show="embed" xlink:actuate="onLoad">
            <text:p/>
          </draw:image>
        </draw:frame>
        <draw:frame draw:style-name="gr5" draw:text-style-name="P1" draw:layer="layout" svg:width="27.991cm" svg:height="20.993cm" svg:x="61.544cm" svg:y="12.465cm">
          <draw:image xlink:href="Pictures/100000000000040C00000309ECC5682E.png" xlink:type="simple" xlink:show="embed" xlink:actuate="onLoad">
            <text:p/>
          </draw:image>
        </draw:frame>
        <draw:frame draw:style-name="gr5" draw:text-style-name="P1" draw:layer="layout" svg:width="27.991cm" svg:height="20.993cm" svg:x="61.595cm" svg:y="36.26cm">
          <draw:image xlink:href="Pictures/100000000000040C0000030912F9EBAD.png" xlink:type="simple" xlink:show="embed" xlink:actuate="onLoad">
            <text:p/>
          </draw:image>
        </draw:frame>
        <draw:frame draw:style-name="gr5" draw:text-style-name="P1" draw:layer="layout" svg:width="27.991cm" svg:height="20.993cm" svg:x="61.544cm" svg:y="60.09cm">
          <draw:image xlink:href="Pictures/100000000000040C000003099ED7928E.png" xlink:type="simple" xlink:show="embed" xlink:actuate="onLoad">
            <text:p/>
          </draw:image>
        </draw:frame>
        <draw:frame draw:style-name="gr6" draw:text-style-name="P1" draw:layer="layout" svg:width="27.991cm" svg:height="20.993cm" svg:x="90.754cm" svg:y="12.465cm">
          <draw:image xlink:href="Pictures/100000000000040C00000309BAD06542.png" xlink:type="simple" xlink:show="embed" xlink:actuate="onLoad">
            <text:p/>
          </draw:image>
        </draw:frame>
        <draw:frame draw:style-name="gr6" draw:text-style-name="P1" draw:layer="layout" svg:width="27.991cm" svg:height="20.993cm" svg:x="90.805cm" svg:y="36.357cm">
          <draw:image xlink:href="Pictures/100000000000040C00000309008C7E89.png" xlink:type="simple" xlink:show="embed" xlink:actuate="onLoad">
            <text:p/>
          </draw:image>
        </draw:frame>
        <draw:frame draw:style-name="gr6" draw:text-style-name="P1" draw:layer="layout" svg:width="27.991cm" svg:height="20.993cm" svg:x="90.94cm" svg:y="60.125cm">
          <draw:image xlink:href="Pictures/100000000000040C00000309A9BC8A0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fo:font-family="'Liberation Sans'" style:font-family-generic="roman" style:font-pitch="variable" fo:font-size="139.300003051758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1cm" fo:text-indent="0cm"/>
      <style:text-properties fo:font-size="1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6cm" fo:text-indent="0cm"/>
      <style:text-properties fo:font-size="104.5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7cm" fo:text-indent="0cm"/>
      <style:text-properties fo:font-size="87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91.600006103516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4cm" presentation:class="title" presentation:placeholder="true">
        <draw:text-box/>
      </draw:frame>
      <draw:frame presentation:style-name="Default-outline1" draw:layer="backgroundobjects" svg:width="109.724cm" svg:height="53.035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30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30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30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H42M26S</meta:editing-duration>
    <meta:editing-cycles>11</meta:editing-cycles>
    <dc:date>2015-02-16T13:25:44</dc:date>
    <dc:creator>Christian Schreiner</dc:creator>
    <meta:generator>LibreOffice/4.0.4.2$Linux_X86_64 LibreOffice_project/400m0$Build-2</meta:generator>
    <meta:document-statistic meta:object-count="42"/>
  </office:meta>
</office:document-meta>
</file>